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40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align="center" fo:text-indent="0cm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8pt" fo:text-shadow="1pt 1pt" style:font-size-asian="28pt" style:font-size-complex="28pt"/>
    </style:style>
    <style:style style:name="T6" style:family="text">
      <style:text-properties fo:color="#ffffff" style:font-name="Segoe UI2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2cm" svg:x="1.27cm" svg:y="0.782cm">
          <draw:text-box>
            <text:p text:style-name="P1"><text:span text:style-name="T1">Hymn #738</text:span></text:p>
            <text:p text:style-name="P1"><text:span text:style-name="T2">“</text:span><text:span text:style-name="T2">Lord of All Hopefulne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654cm" svg:height="7.039cm" svg:x="1.29cm" svg:y="0.581cm">
          <draw:text-box>
            <text:p text:style-name="P1"><text:span text:style-name="T3">1.</text:span><text:span text:style-name="T4"> Lord of all hopefulness,</text:span></text:p>
            <text:p text:style-name="P1"><text:span text:style-name="T4">Lord of all joy,</text:span><text:span text:style-name="T4"><text:line-break/></text:span><text:span text:style-name="T4">Whose trust, ever childlike,</text:span></text:p>
            <text:p text:style-name="P1"><text:span text:style-name="T4">no cares could destro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4" draw:layer="layout" svg:width="25.654cm" svg:height="7.011cm" svg:x="1.29cm" svg:y="0.581cm">
          <draw:text-box>
            <text:p text:style-name="P1"><text:span text:style-name="T4">Be there at our waking,</text:span></text:p>
            <text:p text:style-name="P1"><text:span text:style-name="T4">and give us, we pray,</text:span><text:span text:style-name="T4"><text:line-break/></text:span><text:span text:style-name="T4">Your bliss in our hearts,</text:span></text:p>
            <text:p text:style-name="P1"><text:span text:style-name="T4">Lord, at the break of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4" draw:layer="layout" svg:width="25.654cm" svg:height="7.011cm" svg:x="1.27cm" svg:y="0.525cm">
          <draw:text-box>
            <text:p text:style-name="P1"><text:span text:style-name="T3">2.</text:span><text:span text:style-name="T4"> Lord of all eagerness,</text:span></text:p>
            <text:p text:style-name="P1"><text:span text:style-name="T4">Lord of all faith,</text:span><text:span text:style-name="T4"><text:line-break/></text:span><text:span text:style-name="T4">Whose strong hands were skilled</text:span></text:p>
            <text:p text:style-name="P1"><text:span text:style-name="T4">at the plane and the lath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4" draw:layer="layout" svg:width="25.654cm" svg:height="7.011cm" svg:x="1.27cm" svg:y="0.637cm">
          <draw:text-box>
            <text:p text:style-name="P1"><text:span text:style-name="T4">Be there at our labors,</text:span></text:p>
            <text:p text:style-name="P1"><text:span text:style-name="T4">and give us, we pray,</text:span><text:span text:style-name="T4"><text:line-break/></text:span><text:span text:style-name="T4">Your strength in our hearts,</text:span></text:p>
            <text:p text:style-name="P1"><text:span text:style-name="T4">Lord, at the noon of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4" draw:layer="layout" svg:width="25.654cm" svg:height="7.011cm" svg:x="1.27cm" svg:y="0.637cm">
          <draw:text-box>
            <text:p text:style-name="P1"><text:span text:style-name="T3">3.</text:span><text:span text:style-name="T4"> Lord of all kindliness,</text:span></text:p>
            <text:p text:style-name="P1"><text:span text:style-name="T4">Lord of all grace,</text:span><text:span text:style-name="T4"><text:line-break/></text:span><text:span text:style-name="T4">Your hands swift to welcome,</text:span></text:p>
            <text:p text:style-name="P1"><text:span text:style-name="T4">Your arms to embrac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4" draw:layer="layout" svg:width="25.654cm" svg:height="7.011cm" svg:x="1.27cm" svg:y="0.637cm">
          <draw:text-box>
            <text:p text:style-name="P1"><text:span text:style-name="T4">Be there at our homing,</text:span></text:p>
            <text:p text:style-name="P1"><text:span text:style-name="T4">and give us, we pray,</text:span><text:span text:style-name="T4"><text:line-break/></text:span><text:span text:style-name="T4">Your love in our hearts,</text:span></text:p>
            <text:p text:style-name="P1"><text:span text:style-name="T4">Lord, at the eve of th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4" draw:text-style-name="P4" draw:layer="layout" svg:width="25.654cm" svg:height="7.011cm" svg:x="1.105cm" svg:y="0.457cm">
          <draw:text-box>
            <text:p text:style-name="P1"><text:span text:style-name="T3">4.</text:span><text:span text:style-name="T4"> Lord of all gentleness,</text:span></text:p>
            <text:p text:style-name="P1"><text:span text:style-name="T4">Lord of all calm,</text:span><text:span text:style-name="T4"><text:line-break/></text:span><text:span text:style-name="T4">Whose voice is contentment,</text:span></text:p>
            <text:p text:style-name="P1"><text:span text:style-name="T4">whose presence is balm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7" draw:layer="layout" svg:width="25.654cm" svg:height="14.658cm" svg:x="1.105cm" svg:y="0.457cm">
          <draw:text-box>
            <text:p text:style-name="P1"><text:span text:style-name="T4">Be there at our sleeping, </text:span></text:p>
            <text:p text:style-name="P1"><text:span text:style-name="T4">and give us, we pray,</text:span><text:span text:style-name="T4"><text:line-break/></text:span><text:span text:style-name="T4">Your peace in our hearts, </text:span></text:p>
            <text:p text:style-name="P1"><text:span text:style-name="T4">Lord, at the end of the day.</text:span></text:p>
            <text:p text:style-name="P5"><text:span text:style-name="T5"><text:line-break/></text:span><text:span text:style-name="T5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<text:s text:c="6"/></text:span><text:span text:style-name="T7"><text:s text:c="3"/></text:span><text:span text:style-name="T7">© Oxford University Press.</text:span></text:p>
            <text:p text:style-name="P6"><text:span text:style-name="T7"><text:s text:c="8"/></text:span><text:span text:style-name="T7">Used by permission: LSB Hymn License</text:span></text:p>
            <text:p text:style-name="P6"><text:span text:style-name="T7"><text:s text:c="8"/></text:span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2:14:37.133000000</meta:creation-date>
    <dc:title>Hymn template</dc:title>
    <meta:editing-duration>PT36M40S</meta:editing-duration>
    <meta:editing-cycles>11</meta:editing-cycles>
    <meta:generator>LibreOffice/5.2.4.2$Windows_X86_64 LibreOffice_project/3d5603e1122f0f102b62521720ab13a38a4e0eb0</meta:generator>
    <meta:initial-creator>Arthur Hoch</meta:initial-creator>
    <dc:date>2017-01-11T20:40:30.462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1-28T12:14:36.837000000"/>
  </office:meta>
</office:document-meta>
</file>